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2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2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4" style:family="graphic" style:parent-style-name="standard">
      <style:graphic-properties draw:stroke="none" draw:fill-color="#40ae99" draw:textarea-horizontal-align="justify" draw:textarea-vertical-align="middle" draw:auto-grow-height="false" fo:min-height="2.566cm" fo:min-width="0cm"/>
    </style:style>
    <style:style style:name="gr3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6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7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8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9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style:paragraph-properties fo:text-align="center"/>
      <style:text-properties fo:font-size="20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loext:graphic-properties draw:fill-color="#c9211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4" style:family="paragraph">
      <loext:graphic-properties draw:fill-color="#8d1d75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loext:graphic-properties draw:fill-color="#40ae99"/>
      <style:paragraph-properties fo:text-align="center"/>
      <style:text-properties fo:language="fr" fo:country="FR"/>
    </style:style>
    <style:style style:name="P39" style:family="paragraph">
      <loext:graphic-properties draw:fill-color="#069a2e"/>
      <style:paragraph-properties fo:text-align="center"/>
      <style:text-properties fo:language="fr" fo:country="FR"/>
    </style:style>
    <style:style style:name="P40" style:family="paragraph">
      <loext:graphic-properties draw:fill-color="#158466"/>
      <style:paragraph-properties fo:text-align="center"/>
      <style:text-properties fo:language="fr" fo:country="FR"/>
    </style:style>
    <style:style style:name="P41" style:family="paragraph">
      <loext:graphic-properties draw:fill-color="#77bc65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font-size="18pt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1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3cm 15.7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2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2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3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a mise en page en grille</text:span></text:p>
                <text:list>
                  <text:list-item>
                    <text:p text:style-name="P1"><text:span text:style-name="T16">Pallie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7cm 15.1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7cm 15.1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7cm 15.1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e mise en p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77cm 15.17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7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8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2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#propriétés_css" xlink:type="simple">https://developer.mozilla.org/fr/docs/Web/CSS/CSS_grid_layout#propri%C3%A9t%C3%A9s_c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8" draw:layer="layout" svg:width="24cm" svg:height="1.673cm" svg:x="2cm" svg:y="9.81cm">
          <draw:text-box>
            <text:p text:style-name="P27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31" draw:layer="layout" svg:width="25.8cm" svg:height="2.384cm" svg:x="1.1cm" svg:y="10.8cm">
          <draw:text-box>
            <text:p text:style-name="P20"><text:span text:style-name="T20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9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2" draw:layer="layout" svg:width="24.8cm" svg:height="1.673cm" svg:x="1.6cm" svg:y="12.8cm">
          <draw:text-box>
            <text:p text:style-name="P20"><text:span text:style-name="T21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le comportement habituel de ces deux valeurs ne sera pas pris en compt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9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2">Ex : trois colonnes → </text:span><text:span text:style-name="T23">Premier</text:span><text:span text:style-name="T22"> élément, </text:span><text:span text:style-name="T23">première</text:span><text:span text:style-name="T22"> colonne. </text:span><text:span text:style-name="T24">Deuxième</text:span><text:span text:style-name="T22"> élément, </text:span><text:span text:style-name="T24">deuxième</text:span><text:span text:style-name="T22"> colonne</text:span><text:span text:style-name="T16">. </text:span><text:span text:style-name="T25">Troisième</text:span><text:span text:style-name="T16"> élément, </text:span><text:span text:style-name="T25">premièr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3" draw:layer="layout" svg:width="24cm" svg:height="2.384cm" svg:x="2cm" svg:y="11.9cm">
          <draw:text-box>
            <text:p text:style-name="P20"><text:span text:style-name="T26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2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4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5" draw:layer="layout" svg:width="0.513cm" svg:height="5.833cm" draw:transform="rotate (-1.5707963267949) translate (27.9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0.93cm">
          <draw:text-box>
            <text:p text:style-name="P20"><text:span text:style-name="T26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4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1.73cm">
          <draw:text-box>
            <text:p text:style-name="P20"><text:span text:style-name="T26">Reprenons notre exemple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4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3" draw:layer="layout" svg:width="24cm" svg:height="1.27cm" svg:x="2cm" svg:y="10.43cm">
          <draw:text-box>
            <text:p text:style-name="P20"><text:span text:style-name="T26">Voilà ce que génère notre navigateur</text:span></text:p>
          </draw:text-box>
        </draw:frame>
        <draw:frame draw:style-name="gr26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4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3" draw:layer="layout" svg:width="24cm" svg:height="1.673cm" svg:x="2cm" svg:y="10.13cm">
          <draw:text-box>
            <text:p text:style-name="P20"><text:span text:style-name="T26">Voilà que notre navigateur interprète. Il crée des “points” et étire les éléments en fonction de la configuration de la grille</text:span></text:p>
          </draw:text-box>
        </draw:frame>
        <draw:frame draw:style-name="gr27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4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3" draw:layer="layout" svg:width="24cm" svg:height="1.27cm" svg:x="2cm" svg:y="8.2cm">
          <draw:text-box>
            <text:p text:style-name="P20"><text:span text:style-name="T26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6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5" draw:layer="layout" svg:width="0.513cm" svg:height="5.833cm" draw:transform="rotate (-1.5707963267949) translate (27.94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4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3" draw:layer="layout" svg:width="27.57cm" svg:height="2.384cm" svg:x="0.215cm" svg:y="11.13cm">
          <draw:text-box>
            <text:p text:style-name="P20"><text:span text:style-name="T26">Notre élément occupera deux colonnes grâce à ce code</text:span></text:p>
            <text:p text:style-name="P20"><text:span text:style-name="T26">(le principe est le même avec les lignes et la propriété “grid-row-start” et “grid-column-end”)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draw:custom-shape draw:style-name="gr22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5" draw:layer="layout" svg:width="0.513cm" svg:height="5.833cm" draw:transform="rotate (-1.5707963267949) translate (27.94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download-directory.github.io/?url=https%3A%2F%2Fgithub.com%2FDanYellow%2Fcours%2Ftree%2Fmain%2Fintegration-web-s2%2Fcours-magistraux%2Fnumero-2%2Fressources%2Fcss-grid%2Fmondrian" xlink:type="simple">https://download-directory.github.io/?url=https%3A%2F%2Fgithub.com%2FDanYellow%2Fcours%2Ftree%2Fmain%2Fintegration-web-s2%2Fcours-magistraux%2Fnumero-2%2Fressources%2Fcss-grid%2Fmondrian</text:a></text:span></text:p>
              </text:list-item>
            </text:list>
          </draw:text-box>
        </draw:frame>
        <draw:frame draw:style-name="gr10" draw:text-style-name="P33" draw:layer="layout" svg:width="27.57cm" svg:height="0.962cm" svg:x="0.215cm" svg:y="11.33cm">
          <draw:text-box>
            <text:p text:style-name="P20"><text:span text:style-name="T26">Et même plus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" draw:layer="layout" svg:width="0.913cm" svg:height="14.531cm" draw:transform="rotate (1.5707963267949) translate (-6.26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5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0" draw:text-style-name="P22" draw:layer="layout" svg:width="0.913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8.889cm" draw:transform="rotate (1.5707963267949) translate (-0.62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3" draw:layer="layout" svg:width="24cm" svg:height="1.27cm" svg:x="2cm" svg:y="13.6cm">
          <draw:text-box>
            <text:p text:style-name="P20"><text:span text:style-name="T26">Après avoir cliqué sur “grid”, notre navigateur affiche notre grille (Chrome)</text:span></text:p>
          </draw:text-box>
        </draw:frame>
        <draw:custom-shape draw:style-name="gr32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_5f_" presentation:presentation-page-layout-name="AL1T0">
        <draw:custom-shape draw:style-name="gr33" draw:text-style-name="P29" draw:layer="layout" svg:width="1.64cm" svg:height="14.531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7" draw:layer="layout" svg:width="26.06cm" svg:height="9.904cm" svg:x="1.37cm" svg:y="2.296cm" presentation:class="outline" presentation:user-transformed="true">
          <draw:text-box>
            <text:p text:style-name="P36"><text:span text:style-name="T27">Pré-requis : </text:span></text:p>
            <text:list text:style-name="L2">
              <text:list-item>
                <text:p text:style-name="P11"><text:span text:style-name="T28">Avoir la ressource ressources/css-grid</text:span></text:p>
                <text:p text:style-name="P11"><text:span text:style-name="T28"/></text:p>
              </text:list-item>
            </text:list>
            <text:p text:style-name="P11"><text:span text:style-name="T28">A télécharger ici : </text:span><text:span text:style-name="T29"><text:a xlink:href="https://github.com/DanYellow/cours/raw/refs/heads/main/integration-web-s3/travaux-pratiques/numero-5/integration-web-s3_travaux-pratiques_numero-5.ressources.zip" xlink:type="simple">https://github.com/DanYellow/cours/raw/refs/heads/main/integration-web-s3/travaux-pratiques/numero-5/integration-web-s3_travaux-pratiques_numero-5.ressources.zip</text:a></text:span></text:p>
            <text:p text:style-name="P11"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Valeur subgrid</text:span></text:p>
          </draw:text-box>
        </draw:frame>
        <draw:custom-shape draw:style-name="gr34" draw:text-style-name="P38" draw:layer="layout" svg:width="0.913cm" svg:height="8.689cm" draw:transform="rotate (1.5707963267949) translate (-0.42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ermet à un enfant lui-même grid d’avoir la même grille que le parent</text:span></text:p>
                <text:list>
                  <text:list-item>
                    <text:p text:style-name="P1"><text:span text:style-name="T16">Alignement parfait entre les deux</text:span></text:p>
                  </text:list-item>
                </text:list>
              </text:list-item>
              <text:list-item>
                <text:p text:style-name="P1"><text:span text:style-name="T16">Ne s’applique que pour les propriétés CSS</text:span></text:p>
                <text:list>
                  <text:list-item>
                    <text:p text:style-name="P1"><text:span text:style-name="T16">grid-template-columns et grid-template-rows</text:span></text:p>
                  </text:list-item>
                </text:list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Subgrid" xlink:type="simple">https://developer.mozilla.org/fr/docs/Web/CSS/CSS_grid_layout/Subgri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6" draw:text-style-name="P39" draw:layer="layout" svg:width="0.913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0" draw:layer="layout" svg:width="0.913cm" svg:height="8.689cm" draw:transform="rotate (1.5707963267949) translate (-0.42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s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5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s en page avec CSS Grid</text:span></text:p>
          </draw:text-box>
        </draw:frame>
        <draw:custom-shape draw:style-name="gr38" draw:text-style-name="P41" draw:layer="layout" svg:width="0.913cm" svg:height="14.531cm" svg:x="27.264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0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0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0"><text:a xlink:href="https://grid.layoutit.com/" xlink:type="simple">https://grid.layoutit.com/</text:a></text:span></text:p>
                <text:list>
                  <text:list-item>
                    <text:p text:style-name="P1"><text:span text:style-name="T31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39" draw:text-style-name="P29" draw:layer="layout" svg:width="0.913cm" svg:height="5.931cm" svg:x="27.187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2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CSS Grid permet de faire des mises en page complexes</text:span></text:p>
              </text:list-item>
              <text:list-item>
                <text:p text:style-name="P11"><text:span text:style-name="T31">Couvre les 20 % que Flexbox ne peut pas gérer</text:span></text:p>
                <text:list>
                  <text:list-item>
                    <text:p text:style-name="P1"><text:span text:style-name="T31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3T1"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6T00:19:54.624000000</dc:date>
    <meta:editing-duration>P20DT16H3M5S</meta:editing-duration>
    <meta:editing-cycles>1124</meta:editing-cycles>
    <meta:generator>LibreOffice/7.2.7.2$Windows_X86_64 LibreOffice_project/8d71d29d553c0f7dcbfa38fbfda25ee34cce99a2</meta:generator>
    <meta:document-statistic meta:object-count="316"/>
  </office:meta>
</office:document-meta>
</file>